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b3bd" officeooo:paragraph-rsid="000db3bd"/>
    </style:style>
    <style:style style:name="P2" style:family="paragraph" style:parent-style-name="Standard">
      <style:text-properties fo:font-size="16pt" officeooo:rsid="000db3bd" officeooo:paragraph-rsid="000db3bd" style:font-size-asian="14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/>
      <text:p text:style-name="P1">Chapter 4 : The Women</text:p>
      <text:p text:style-name="P1"/>
      <text:p text:style-name="P1">Sign 148</text:p>
      <text:p text:style-name="P1"/>
      <text:p text:style-name="P1"/>
      <text:p text:style-name="P2">No, He does not Love, God, the manifestation of badness within speech;<text:line-break/>Except, from who has been wronged.</text:p>
      <text:p text:style-name="P2"/>
      <text:p text:style-name="P2">And, God is <text:span text:style-name="T1">All Hearing</text:span>, <text:span text:style-name="T1">All Knowing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17:12:38.020000000</meta:creation-date>
    <dc:date>2025-04-22T20:27:43.695000000</dc:date>
    <meta:editing-duration>PT3H15M7S</meta:editing-duration>
    <meta:editing-cycles>1</meta:editing-cycles>
    <meta:document-statistic meta:table-count="0" meta:image-count="0" meta:object-count="0" meta:page-count="1" meta:paragraph-count="5" meta:word-count="39" meta:character-count="217" meta:non-whitespace-character-count="183"/>
    <meta:generator>LibreOffice/7.6.4.1$Windows_X86_64 LibreOffice_project/e19e193f88cd6c0525a17fb7a176ed8e6a3e2aa1</meta:generator>
  </office:meta>
</office:document-meta>
</file>